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7.63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6"/>
        <table:table-column table:style-name="co4" table:default-cell-style-name="ce3"/>
        <table:table-column table:style-name="co3" table:number-columns-repeated="1018" table:default-cell-style-name="ce3"/>
        <table:table-row table:style-name="ro1">
          <table:table-cell table:style-name="ce7" office:value-type="string" calcext:value-type="string" table:number-columns-spanned="4" table:number-rows-spanned="1">
            <text:p>You may need these tools while building the printer</text:p>
          </table:table-cell>
          <table:covered-table-cell table:style-name="ce10"/>
          <table:covered-table-cell table:style-name="ce7"/>
          <table:covered-table-cell table:style-name="ce10"/>
          <table:table-cell table:style-name="ce1"/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5" office:value-type="string" calcext:value-type="string">
            <text:p>Amazon</text:p>
          </table:table-cell>
          <table:table-cell table:style-name="ce5" office:value-type="string" calcext:value-type="string">
            <text:p>Aliexpres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6m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3">
            <text:p><text:span text:style-name="T1"><text:a xlink:href="https://amzn.to/3Ux7x8S" xlink:type="simple">https://amzn.to/3Ux7x8S</text:a></text:span></text:p>
          </table:table-cell>
          <table:table-cell table:style-name="ce12" office:value-type="string" calcext:value-type="string" table:number-columns-spanned="1" table:number-rows-spanned="3">
            <text:p><text:a xlink:href="https://s.click.aliexpress.com/e/_DlhfAAf" xlink:type="simple">https://s.click.aliexpress.com/e/_DlhfAAf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8mm</text:p>
          </table:table-cell>
          <table:table-cell office:value-type="float" office:value="1" calcext:value-type="float">
            <text:p>1</text:p>
          </table:table-cell>
          <table:covered-table-cell table:number-columns-repeated="2" table:style-name="ce12"/>
          <table:table-cell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covered-table-cell table:number-columns-repeated="2" table:style-name="ce12"/>
          <table:table-cell table:number-columns-repeated="1019"/>
        </table:table-row>
        <table:table-row table:style-name="ro1">
          <table:table-cell office:value-type="string" calcext:value-type="string">
            <text:p>Thread Tap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2">
            <text:p><text:a xlink:href="https://amzn.to/3ukEIBX" xlink:type="simple">https://amzn.to/3ukEIBX</text:a></text:p>
          </table:table-cell>
          <table:table-cell table:style-name="ce12" office:value-type="string" calcext:value-type="string" table:number-columns-spanned="1" table:number-rows-spanned="2">
            <text:p><text:a xlink:href="https://s.click.aliexpress.com/e/_DCVDupz" xlink:type="simple">https://s.click.aliexpress.com/e/_DCVDupz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ad Tap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 table:number-columns-repeated="2" table:style-name="ce12"/>
          <table:table-cell table:number-columns-repeated="1019"/>
        </table:table-row>
        <table:table-row table:style-name="ro1">
          <table:table-cell office:value-type="string" calcext:value-type="string">
            <text:p>Hex key s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yezeT" xlink:type="simple">https://amzn.to/3VyezeT</text:a></text:p>
          </table:table-cell>
          <table:table-cell office:value-type="string" calcext:value-type="string">
            <text:p><text:a xlink:href="https://s.click.aliexpress.com/e/_DkgpQeP" xlink:type="simple">https://s.click.aliexpress.com/e/_DkgpQeP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 Cut, strip, Crimp too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HbPr9u" xlink:type="simple">https://amzn.to/3HbPr9u</text:a></text:p>
          </table:table-cell>
          <table:table-cell office:value-type="string" calcext:value-type="string">
            <text:p><text:a xlink:href="https://s.click.aliexpress.com/e/_Dch8rMf" xlink:type="simple">https://s.click.aliexpress.com/e/_Dch8rMf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dering equipme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ULjwQp" xlink:type="simple">https://amzn.to/3ULjwQp</text:a></text:p>
          </table:table-cell>
          <table:table-cell office:value-type="string" calcext:value-type="string">
            <text:p><text:a xlink:href="https://s.click.aliexpress.com/e/_DBwfr4X" xlink:type="simple">https://s.click.aliexpress.com/e/_DBwfr4X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3">
            <text:p><text:a xlink:href="https://amzn.to/3H8bDkE" xlink:type="simple">https://amzn.to/3H8bDkE</text:a></text:p>
          </table:table-cell>
          <table:table-cell table:style-name="ce12" office:value-type="string" calcext:value-type="string" table:number-columns-spanned="1" table:number-rows-spanned="3">
            <text:p><text:a xlink:href="https://s.click.aliexpress.com/e/_DmWo3L9" xlink:type="simple">https://s.click.aliexpress.com/e/_DmWo3L9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covered-table-cell table:number-columns-repeated="2" table:style-name="ce12"/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 table:number-columns-repeated="2" table:style-name="ce12"/>
          <table:table-cell table:number-columns-repeated="1019"/>
        </table:table-row>
        <table:table-row table:style-name="ro1">
          <table:table-cell office:value-type="string" calcext:value-type="string">
            <text:p>Deburring Too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uk65X" xlink:type="simple">https://amzn.to/3Vuk65X</text:a></text:p>
          </table:table-cell>
          <table:table-cell office:value-type="string" calcext:value-type="string">
            <text:p><text:a xlink:href="https://s.click.aliexpress.com/e/_DmHch4J" xlink:type="simple">https://s.click.aliexpress.com/e/_DmHch4J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dpap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edle file 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amzn.to/3XWLN9d" xlink:type="simple">https://amzn.to/3XWLN9d</text:a></text:p>
          </table:table-cell>
          <table:table-cell office:value-type="string" calcext:value-type="string">
            <text:p><text:a xlink:href="https://s.click.aliexpress.com/e/_DdQ2ZRl" xlink:type="simple">https://s.click.aliexpress.com/e/_DdQ2ZRl</text:a></text:p>
          </table:table-cell>
          <table:table-cell table:number-columns-repeated="1019"/>
        </table:table-row>
        <table:table-row table:style-name="ro1" table:number-rows-repeated="1048283">
          <table:table-cell table:number-columns-repeated="1024"/>
        </table:table-row>
        <table:table-row table:style-name="ro2" table:number-rows-repeated="2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0:47:40.9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01:26:00.112000000</dc:date>
    <meta:editing-duration>PT2H44M15S</meta:editing-duration>
    <meta:editing-cycles>169</meta:editing-cycles>
    <meta:document-statistic meta:table-count="1" meta:cell-count="65" meta:object-count="0"/>
  </office:meta>
</office:document-meta>
</file>